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782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75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1618in"/>
    </style:style>
    <style:style style:name="co33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default-cell-style-name="ce57"/>
        <table:table-column table:style-name="co17" table:default-cell-style-name="ce57"/>
        <table:table-column table:style-name="co18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4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19" table:default-cell-style-name="Default"/>
        <table:table-column table:style-name="co20" table:default-cell-style-name="ce125"/>
        <table:table-column table:style-name="co21" table:default-cell-style-name="ce127"/>
        <table:table-column table:style-name="co22" table:default-cell-style-name="ce127"/>
        <table:table-column table:style-name="co23" table:default-cell-style-name="ce130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33"/>
        <table:table-column table:style-name="co30" table:default-cell-style-name="ce127"/>
        <table:table-column table:style-name="co31" table:default-cell-style-name="ce139"/>
        <table:table-column table:style-name="co29" table:default-cell-style-name="ce127"/>
        <table:table-column table:style-name="co32" table:default-cell-style-name="ce141"/>
        <table:table-column table:style-name="co33" table:default-cell-style-name="ce144"/>
        <table:table-column table:style-name="co34" table:default-cell-style-name="Default"/>
        <table:table-column table:style-name="co35" table:default-cell-style-name="ce147"/>
        <table:table-column table:style-name="co29" table:default-cell-style-name="ce150"/>
        <table:table-column table:style-name="co29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1.75" calcext:value-type="float">
            <text:p>1.750</text:p>
          </table:table-cell>
          <table:table-cell table:style-name="ce126" table:formula="of:=([.L30] * [.I30]) - [.K30]" office:value-type="float" office:value="0.5" calcext:value-type="float">
            <text:p>0.500</text:p>
          </table:table-cell>
          <table:table-cell table:style-name="ce137" table:formula="of:=[.M30]/([.E30]*[.H30])" office:value-type="float" office:value="0.25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30.25" calcext:value-type="float">
            <text:p>30.250</text:p>
          </table:table-cell>
          <table:table-cell table:style-name="ce143" table:formula="of:=[.P30]/[.B30] * 60" office:value-type="float" office:value="7.5625" calcext:value-type="float">
            <text:p>7.563</text:p>
          </table:table-cell>
          <table:table-cell table:style-name="ce121"/>
          <table:table-cell table:style-name="ce146" table:formula="of:=20/[.N30]" office:value-type="float" office:value="80" calcext:value-type="float">
            <text:p>80.00</text:p>
          </table:table-cell>
          <table:table-cell table:style-name="ce149" table:formula="of:=[.Q30]*60" office:value-type="float" office:value="453.75" calcext:value-type="float">
            <text:p>453.75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1:20:43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8T02:25:02.123000000</dc:date>
    <meta:editing-duration>P1DT5H26M49S</meta:editing-duration>
    <meta:editing-cycles>137</meta:editing-cycles>
    <meta:generator>LibreOffice/7.0.1.2$Windows_X86_64 LibreOffice_project/7cbcfc562f6eb6708b5ff7d7397325de9e764452</meta:generator>
    <meta:document-statistic meta:table-count="2" meta:cell-count="1853" meta:object-count="0"/>
  </office:meta>
</office:document-meta>
</file>